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b5b051">1. orgバッファを評価</text:a></text:p>
          <text:p text:style-name="Contents_20_1"><text:a xlink:type="simple" xlink:href="#org261795d">2. ユーティリティ関数</text:a></text:p>
          <text:p text:style-name="Contents_20_2"><text:a xlink:type="simple" xlink:href="#orgc6e78b8">2.1. サボっていると Kyoko さんに怒られる</text:a></text:p>
          <text:p text:style-name="Contents_20_2"><text:a xlink:type="simple" xlink:href="#orga54d73a">2.2. org-buffer を dokuwiki 形式に変換し，kill-ring に格納</text:a></text:p>
          <text:p text:style-name="Contents_20_2"><text:a xlink:type="simple" xlink:href="#org045e4ad">2.3. コンソールでカレントバッファのあるディレクトリに移動する</text:a></text:p>
          <text:p text:style-name="Contents_20_2"><text:a xlink:type="simple" xlink:href="#org83d9a83">2.4. ファイルに含まれるテーブルを使って定時にアラートを表示する</text:a></text:p>
          <text:p text:style-name="Contents_20_2"><text:a xlink:type="simple" xlink:href="#orgd3b3291">2.5. 頻繁に利用するファイルをring形式でたどる</text:a></text:p>
          <text:p text:style-name="Contents_20_2"><text:a xlink:type="simple" xlink:href="#org7fad6a6">2.6. 引数のorgバッファを開く</text:a></text:p>
          <text:p text:style-name="Contents_20_2"><text:a xlink:type="simple" xlink:href="#org2a44c08">2.7. orgバッファにいつものヘッダを追加する</text:a></text:p>
          <text:p text:style-name="Contents_20_2"><text:a xlink:type="simple" xlink:href="#org41d4f5f">2.8. 議事録ひな形を書き入れる</text:a></text:p>
          <text:p text:style-name="Contents_20_2"><text:a xlink:type="simple" xlink:href="#orge5c81ac">2.9. ランダムの文字列を取得する</text:a></text:p>
          <text:p text:style-name="Contents_20_2"><text:a xlink:type="simple" xlink:href="#orgd7c811f">2.10. Auto-install をセットアップする</text:a></text:p>
          <text:p text:style-name="Contents_20_2"><text:a xlink:type="simple" xlink:href="#orga86c0ec">2.11. 行頭に" - "を挿入する</text:a></text:p>
          <text:p text:style-name="Contents_20_2"><text:a xlink:type="simple" xlink:href="#org3d020f0">2.12. <text:span text:style-name="OrgTodo">TODO</text:span> " - "と" - [ ] "をサイクルさせる</text:a></text:p>
          <text:p text:style-name="Contents_20_2"><text:a xlink:type="simple" xlink:href="#org40f9064">2.13. <text:span text:style-name="OrgTodo">TODO</text:span> リージョン内のブリッツを操作する</text:a></text:p>
          <text:p text:style-name="Contents_20_2"><text:a xlink:type="simple" xlink:href="#org41ea4b6">2.14. 日付などを簡単に挿入する</text:a></text:p>
          <text:p text:style-name="Contents_20_3"><text:a xlink:type="simple" xlink:href="#org9c90960">2.14.1. キーバインド</text:a></text:p>
          <text:p text:style-name="Contents_20_2"><text:a xlink:type="simple" xlink:href="#org9913dbe">2.15. XHTMLを利用したガントチャート生成</text:a></text:p>
          <text:p text:style-name="Contents_20_2"><text:a xlink:type="simple" xlink:href="#org214d549">2.16. 定期実行関数</text:a></text:p>
          <text:p text:style-name="Contents_20_2"><text:a xlink:type="simple" xlink:href="#orge73be23">2.17. ブラウザの設定</text:a></text:p>
          <text:p text:style-name="Contents_20_2"><text:a xlink:type="simple" xlink:href="#orgd780646">2.18. ミニバッファに日時を表示</text:a></text:p>
          <text:p text:style-name="Contents_20_2"><text:a xlink:type="simple" xlink:href="#org3953722">2.19. バックアップファイルの削除</text:a></text:p>
          <text:p text:style-name="Contents_20_2"><text:a xlink:type="simple" xlink:href="#org1b7f318">2.20. chomp</text:a></text:p>
          <text:p text:style-name="Contents_20_2"><text:a xlink:type="simple" xlink:href="#org21bc622">2.21. iTerm2.app を呼び出す関数</text:a></text:p>
          <text:p text:style-name="Contents_20_2"><text:a xlink:type="simple" xlink:href="#org127226c">2.22. lingr にログインする</text:a></text:p>
          <text:p text:style-name="Contents_20_2"><text:a xlink:type="simple" xlink:href="#orgbfbe1f7">2.23. 特定のファイルを Dropbox 以下にバックアップする</text:a></text:p>
          <text:p text:style-name="Contents_20_2"><text:a xlink:type="simple" xlink:href="#org4e0a698">2.24. ゴミ箱を空にする <text:span text:style-name="OrgTags">[<text:span text:style-name="OrgTag">Mac</text:span>]</text:span></text:a></text:p>
          <text:p text:style-name="Contents_20_2"><text:a xlink:type="simple" xlink:href="#org0f7d6f5">2.25. その他</text:a></text:p>
          <text:p text:style-name="Contents_20_2"><text:a xlink:type="simple" xlink:href="#orgf6e2379">2.26. 終了シーケンスのデバッグ用関数</text:a></text:p>
          <text:p text:style-name="Contents_20_2"><text:a xlink:type="simple" xlink:href="#orgeaa5a09">2.27. [library-p] load-path にライブラリがあるかを判定</text:a></text:p>
          <text:p text:style-name="Contents_20_2"><text:a xlink:type="simple" xlink:href="#org80dbf97">2.28. [package.el] MELPA利用設定</text:a></text:p>
          <text:p text:style-name="Contents_20_1"><text:a xlink:type="simple" xlink:href="#orgbb09f81">3. 未設定／テスト中</text:a></text:p>
          <text:p text:style-name="Contents_20_2"><text:a xlink:type="simple" xlink:href="#org1310886">3.1. byte-compile の警告を抑制する</text:a></text:p>
          <text:p text:style-name="Contents_20_2"><text:a xlink:type="simple" xlink:href="#org814bff4">3.2. [window-resizer.el] 分割したウィンドウサイズを変更する</text:a></text:p>
          <text:p text:style-name="Contents_20_2"><text:a xlink:type="simple" xlink:href="#orgd4b581f">3.3. [idle-requie]</text:a></text:p>
          <text:p text:style-name="Contents_20_2"><text:a xlink:type="simple" xlink:href="#org6ed6e0c">3.4. [pdf-preview]</text:a></text:p>
          <text:p text:style-name="Contents_20_2"><text:a xlink:type="simple" xlink:href="#org16fe14e">3.5. [EasyPG]</text:a></text:p>
          <text:p text:style-name="Contents_20_2"><text:a xlink:type="simple" xlink:href="#orgf899fd3">3.6. [eblook]</text:a></text:p>
          <text:p text:style-name="Contents_20_2"><text:a xlink:type="simple" xlink:href="#orgcffbff6">3.7. [iBuffer]</text:a></text:p>
          <text:p text:style-name="Contents_20_2"><text:a xlink:type="simple" xlink:href="#org7ec2a92">3.8. UUID をファイル名にして所定のディレクトリにコピー／移動</text:a></text:p>
          <text:p text:style-name="Contents_20_2"><text:a xlink:type="simple" xlink:href="#orge7cc73b">3.9. キーバインド</text:a></text:p>
          <text:p text:style-name="Contents_20_1"><text:a xlink:type="simple" xlink:href="#org3aab4fe">4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3b5b051"/>
<text:bookmark text:name="org3b5b051"/>orgバッファを評価
<text:bookmark-end text:name="OrgXref.org3b5b05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61795d"/>
<text:bookmark text:name="org261795d"/>ユーティリティ関数
<text:bookmark-end text:name="OrgXref.org261795d"/></text:h>
      <text:h text:style-name="Heading_20_2" text:outline-level="2" text:is-list-header="false">
<text:bookmark-start text:name="OrgXref.orgc6e78b8"/>
<text:bookmark text:name="orgc6e78b8"/>サボっていると Kyoko さんに怒られる
<text:bookmark-end text:name="OrgXref.orgc6e78b8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(<text:span text:style-name="OrgSrcFontLockKeywordFace">lambda</text:span>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a54d73a"/>
<text:bookmark text:name="orga54d73a"/>org-buffer を dokuwiki 形式に変換し，kill-ring に格納
<text:bookmark-end text:name="OrgXref.orga54d73a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045e4ad"/>
<text:bookmark text:name="org045e4ad"/>コンソールでカレントバッファのあるディレクトリに移動する
<text:bookmark-end text:name="OrgXref.org045e4ad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83d9a83"/>
<text:bookmark text:name="org83d9a83"/>ファイルに含まれるテーブルを使って定時にアラートを表示する
<text:bookmark-end text:name="OrgXref.org83d9a83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d3b3291"/>
<text:bookmark text:name="orgd3b3291"/>頻繁に利用するファイルをring形式でたどる
<text:bookmark-end text:name="OrgXref.orgd3b3291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7fad6a6"/>
<text:bookmark text:name="org7fad6a6"/>引数のorgバッファを開く
<text:bookmark-end text:name="OrgXref.org7fad6a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2a44c08"/>
<text:bookmark text:name="org2a44c08"/>orgバッファにいつものヘッダを追加する
<text:bookmark-end text:name="OrgXref.org2a44c0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41d4f5f"/>
<text:bookmark text:name="org41d4f5f"/>議事録ひな形を書き入れる
<text:bookmark-end text:name="OrgXref.org41d4f5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e5c81ac"/>
<text:bookmark text:name="orge5c81ac"/>ランダムの文字列を取得する
<text:bookmark-end text:name="OrgXref.orge5c81ac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d7c811f"/>
<text:bookmark text:name="orgd7c811f"/>Auto-install をセットアップする
<text:bookmark-end text:name="OrgXref.orgd7c811f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a86c0ec"/>
<text:bookmark text:name="orga86c0ec"/>行頭に" - "を挿入する
<text:bookmark-end text:name="OrgXref.orga86c0e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3d020f0"/>
<text:bookmark text:name="org3d020f0"/><text:span text:style-name="OrgTodo">TODO</text:span> " - "と" - [ ] "をサイクルさせる
<text:bookmark-end text:name="OrgXref.org3d020f0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40f9064"/>
<text:bookmark text:name="org40f9064"/><text:span text:style-name="OrgTodo">TODO</text:span> リージョン内のブリッツを操作する
<text:bookmark-end text:name="OrgXref.org40f906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41ea4b6"/>
<text:bookmark text:name="org41ea4b6"/>日付などを簡単に挿入する
<text:bookmark-end text:name="OrgXref.org41ea4b6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9c90960"/>
<text:bookmark text:name="org9c90960"/>キーバインド
<text:bookmark-end text:name="OrgXref.org9c90960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9913dbe"/>
<text:bookmark text:name="org9913dbe"/>XHTMLを利用したガントチャート生成
<text:bookmark-end text:name="OrgXref.org9913dbe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214d549"/>
<text:bookmark text:name="org214d549"/>定期実行関数
<text:bookmark-end text:name="OrgXref.org214d549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(<text:span text:style-name="OrgSrcFontLockKeywordFace">lambda</text:span>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e73be23"/>
<text:bookmark text:name="orge73be23"/>ブラウザの設定
<text:bookmark-end text:name="OrgXref.orge73be23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d780646"/>
<text:bookmark text:name="orgd780646"/>ミニバッファに日時を表示
<text:bookmark-end text:name="OrgXref.orgd78064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3953722"/>
<text:bookmark text:name="org3953722"/>バックアップファイルの削除
<text:bookmark-end text:name="OrgXref.org3953722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1b7f318"/>
<text:bookmark text:name="org1b7f318"/>chomp
<text:bookmark-end text:name="OrgXref.org1b7f318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21bc622"/>
<text:bookmark text:name="org21bc622"/>iTerm2.app を呼び出す関数
<text:bookmark-end text:name="OrgXref.org21bc62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127226c"/>
<text:bookmark text:name="org127226c"/>lingr にログインする
<text:bookmark-end text:name="OrgXref.org127226c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bfbe1f7"/>
<text:bookmark text:name="orgbfbe1f7"/>特定のファイルを Dropbox 以下にバックアップする
<text:bookmark-end text:name="OrgXref.orgbfbe1f7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4e0a698"/>
<text:bookmark text:name="org4e0a698"/>ゴミ箱を空にする<text:tab/><text:span text:style-name="OrgTags">[<text:span text:style-name="OrgTag">Mac</text:span>]</text:span>
<text:bookmark-end text:name="OrgXref.org4e0a698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0f7d6f5"/>
<text:bookmark text:name="org0f7d6f5"/>その他
<text:bookmark-end text:name="OrgXref.org0f7d6f5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f6e2379"/>
<text:bookmark text:name="orgf6e2379"/>終了シーケンスのデバッグ用関数
<text:bookmark-end text:name="OrgXref.orgf6e2379"/></text:h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eaa5a09"/>
<text:bookmark text:name="orgeaa5a09"/>[library-p] load-path にライブラリがあるかを判定
<text:bookmark-end text:name="OrgXref.orgeaa5a09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2" text:outline-level="2" text:is-list-header="false">
<text:bookmark-start text:name="OrgXref.org80dbf97"/>
<text:bookmark text:name="org80dbf97"/>[package.el] MELPA利用設定
<text:bookmark-end text:name="OrgXref.org80dbf97"/></text:h>
      <text:p text:style-name="OrgFixedWidthBlock">(defun my-setup-package-el ()</text:p>
      <text:p text:style-name="OrgFixedWidthBlock"> <text:s text:c="1"/>"Setting up for installing packages via built-in package.el.</text:p>
      <text:p text:style-name="OrgFixedWidthBlock">Downloaded packages will be stored under ~/.eamcs.d/elpa."</text:p>
      <text:p text:style-name="OrgFixedWidthBlock"> <text:s text:c="1"/>(when (require 'package nil t)</text:p>
      <text:p text:style-name="OrgFixedWidthBlock"> <text:s text:c="3"/>(let* ((no-ssl (and (memq system-type '(windows-nt ms-dos))</text:p>
      <text:p text:style-name="OrgFixedWidthBlock"> <text:s text:c="23"/>(not (gnutls-available-p))))</text:p>
      <text:p text:style-name="OrgFixedWidthBlock"> <text:s text:c="10"/>(proto (if no-ssl "http" "https")))</text:p>
      <text:p text:style-name="OrgFixedWidthBlock"> <text:s text:c="5"/>(add-to-list 'package-archives</text:p>
      <text:p text:style-name="OrgFixedWidthBlock"> <text:s text:c="18"/>(cons "melpa" (concat proto "://melpa.org/packages/")) t)</text:p>
      <text:p text:style-name="OrgFixedWidthBlock"> <text:s text:c="5"/>(add-to-list 'package-archives</text:p>
      <text:p text:style-name="OrgFixedWidthBlock"> <text:s text:c="18"/>(cons "takaxp" "~/devel/git/melpa/packages/") t))</text:p>
      <text:p text:style-name="OrgFixedWidthBlockLastLine"> <text:s text:c="3"/>(package-initialize)))</text:p>
      <text:h text:style-name="Heading_20_1" text:outline-level="1" text:is-list-header="false">
<text:bookmark-start text:name="OrgXref.orgbb09f81"/>
<text:bookmark text:name="orgbb09f81"/>未設定／テスト中
<text:bookmark-end text:name="OrgXref.orgbb09f81"/></text:h>
      <text:h text:style-name="Heading_20_2" text:outline-level="2" text:is-list-header="false">
<text:bookmark-start text:name="OrgXref.org1310886"/>
<text:bookmark text:name="org1310886"/>byte-compile の警告を抑制する
<text:bookmark-end text:name="OrgXref.org1310886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14bff4"/>
<text:bookmark text:name="org814bff4"/>[window-resizer.el] 分割したウィンドウサイズを変更する
<text:bookmark-end text:name="OrgXref.org814bff4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d4b581f"/>
<text:bookmark text:name="orgd4b581f"/>[idle-requie]
<text:bookmark-end text:name="OrgXref.orgd4b581f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6ed6e0c"/>
<text:bookmark text:name="org6ed6e0c"/>[pdf-preview]
<text:bookmark-end text:name="OrgXref.org6ed6e0c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16fe14e"/>
<text:bookmark text:name="org16fe14e"/>[EasyPG]
<text:bookmark-end text:name="OrgXref.org16fe14e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f899fd3"/>
<text:bookmark text:name="orgf899fd3"/>[eblook]
<text:bookmark-end text:name="OrgXref.orgf899fd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cffbff6"/>
<text:bookmark text:name="orgcffbff6"/>[iBuffer]
<text:bookmark-end text:name="OrgXref.orgcffbff6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7ec2a92"/>
<text:bookmark text:name="org7ec2a92"/>UUID をファイル名にして所定のディレクトリにコピー／移動
<text:bookmark-end text:name="OrgXref.org7ec2a92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e7cc73b"/>
<text:bookmark text:name="orge7cc73b"/>キーバインド
<text:bookmark-end text:name="OrgXref.orge7cc73b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aab4fe"/>
<text:bookmark text:name="org3aab4fe"/>provide
<text:bookmark-end text:name="OrgXref.org3aab4fe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22T10:13:20</dc:date>
    <meta:creation-date>2018-09-22T10:13:20</meta:creation-date>
    <meta:generator>Emacs 26.1 (Org mode 9.1.14)</meta:generator>
    <meta:keyword/>
    <dc:subject/>
    <dc:title>ユーティリティ関数群</dc:title>
  </office:meta>
</office:document-meta>
</file>